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AOldXMPSchema.getAdapter( Metadata me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AOldXMPSchema.PDFAOldXMP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AOldXMPSchema.getDefaultMergeRul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